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3"/>
        <table:table-column table:style-name="co14" table:default-cell-style-name="ce19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6" table:default-cell-style-name="ce19"/>
        <table:table-column table:style-name="co27" table:default-cell-style-name="ce23"/>
        <table:table-column table:style-name="co29" table:default-cell-style-name="ce19"/>
        <table:table-column table:style-name="co30" table:default-cell-style-name="ce2"/>
        <table:table-column table:style-name="co31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2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Excise Duty</text:p>
          </table:table-cell>
          <table:table-cell table:style-name="ce18" office:value-type="string">
            <text:p>CST</text:p>
          </table:table-cell>
          <table:table-cell table:style-name="ce18" office:value-type="string">
            <text:p>VA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 and line.invoice_id.sale_id.distribution_channel.name or 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%20*%20line.quantity)%20or%200.00" xlink:type="simple">freight</text:a></text:p>
                </table:table-cell>
                <table:table-cell office:value-type="string">
                  <text:p><text:a xlink:href="python://line.invoice_id.insurance%20or%200.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4"/>
                <table:table-cell table:number-columns-repeated="998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ce11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table:style-name="ce20"/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exs_duty'),0)%20or%200.00" xlink:type="simple">ex_duty_tot</text:a></text:p>
                </table:table-cell>
                <table:table-cell table:number-columns-repeated="6"/>
                <table:table-cell table:style-name="ce11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/>
          <table:table-cell table:style-name="ce4"/>
          <table:table-cell table:style-name="ce27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12-17T11:17:14</dc:date>
    <meta:editing-cycles>148</meta:editing-cycles>
    <meta:generator>LibreOffice/3.5$Linux_x86 LibreOffice_project/350m1$Build-2</meta:generator>
    <meta:editing-duration>PT8H17M1S</meta:editing-duration>
    <dc:creator>Dev127 </dc:creator>
    <meta:document-statistic meta:table-count="1" meta:cell-count="89" meta:object-count="0"/>
    <meta:template xlink:type="simple" xlink:actuate="onRequest" xlink:title="Normal.dotm" xlink:href=""/>
  </office:meta>
</office:document-meta>
</file>